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 officeooo:rsid="0013c28b" officeooo:paragraph-rsid="0013c28b"/>
    </style:style>
    <style:style style:name="P2" style:family="paragraph" style:parent-style-name="Standard">
      <style:text-properties style:text-line-through-style="solid" style:text-line-through-type="single" officeooo:rsid="0013c28b" officeooo:paragraph-rsid="0013c28b"/>
    </style:style>
    <style:style style:name="P3" style:family="paragraph" style:parent-style-name="Standard">
      <style:text-properties style:text-line-through-style="none" style:text-line-through-type="none" officeooo:rsid="001bd1ee" officeooo:paragraph-rsid="001bd1ee"/>
    </style:style>
    <style:style style:name="P4" style:family="paragraph" style:parent-style-name="Standard">
      <style:text-properties style:text-line-through-style="none" style:text-line-through-type="none" officeooo:rsid="001dc472" officeooo:paragraph-rsid="001dc472"/>
    </style:style>
    <style:style style:name="P5" style:family="paragraph" style:parent-style-name="Standard">
      <style:text-properties officeooo:rsid="001c7745" officeooo:paragraph-rsid="001c7745"/>
    </style:style>
    <style:style style:name="P6" style:family="paragraph" style:parent-style-name="Standard">
      <style:text-properties officeooo:rsid="001c7745" officeooo:paragraph-rsid="001dc042"/>
    </style:style>
    <style:style style:name="P7" style:family="paragraph" style:parent-style-name="Standard">
      <style:text-properties officeooo:rsid="001598a7" officeooo:paragraph-rsid="001598a7"/>
    </style:style>
    <style:style style:name="P8" style:family="paragraph" style:parent-style-name="Standard">
      <style:text-properties officeooo:rsid="001dc042" officeooo:paragraph-rsid="001dc042"/>
    </style:style>
    <style:style style:name="P9" style:family="paragraph" style:parent-style-name="Standard">
      <style:text-properties officeooo:rsid="001e8548" officeooo:paragraph-rsid="001e8548"/>
    </style:style>
    <style:style style:name="T1" style:family="text">
      <style:text-properties officeooo:rsid="00117323"/>
    </style:style>
    <style:style style:name="T2" style:family="text">
      <style:text-properties officeooo:rsid="0012e737"/>
    </style:style>
    <style:style style:name="T3" style:family="text">
      <style:text-properties officeooo:rsid="0013c28b"/>
    </style:style>
    <style:style style:name="T4" style:family="text">
      <style:text-properties officeooo:rsid="001598a7"/>
    </style:style>
    <style:style style:name="T5" style:family="text">
      <style:text-properties officeooo:rsid="001834ea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117323"/>
    </style:style>
    <style:style style:name="T8" style:family="text">
      <style:text-properties style:text-line-through-style="solid" style:text-line-through-type="single" officeooo:rsid="0013c28b"/>
    </style:style>
    <style:style style:name="T9" style:family="text">
      <style:text-properties officeooo:rsid="001c77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ffichage graphique : Léo-Paul</text:p>
      <text:p text:style-name="P3"><text:tab/>- fonctionnel pour taille &gt; <text:s/>10</text:p>
      <text:p text:style-name="P3"/>
      <text:p text:style-name="P4">mines restantes :</text:p>
      <text:p text:style-name="P3"/>
      <text:p text:style-name="P4">partie gagnée :</text:p>
      <text:p text:style-name="P1"/>
      <text:p text:style-name="P5">reprendre partie :</text:p>
      <text:p text:style-name="P5"/>
      <text:p text:style-name="P5">rejouabilité :</text:p>
      <text:p text:style-name="Standard"/>
      <text:p text:style-name="P7">chrono :</text:p>
      <text:p text:style-name="P7"/>
      <text:p text:style-name="P9">statistiques :</text:p>
      <text:p text:style-name="P7"/>
      <text:p text:style-name="P8">Optionnel :</text:p>
      <text:p text:style-name="P8"><text:tab/><text:span text:style-name="T9">choisir taille grille :</text:span></text:p>
      <text:p text:style-name="P6"/>
      <text:p text:style-name="P6"><text:tab/>choisir nombre de mines :</text:p>
      <text:p text:style-name="P6"><text:tab/></text:p>
      <text:p text:style-name="P6"><text:tab/>souri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6:16:11.060917624</meta:creation-date>
    <dc:date>2017-11-25T15:08:08.806620716</dc:date>
    <meta:editing-duration>PT12M1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38" meta:character-count="219" meta:non-whitespace-character-count="187"/>
  </office:meta>
</office:document-meta>
</file>